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09" calcext:value-type="float">
            <text:p>97,09</text:p>
          </table:table-cell>
          <table:table-cell table:formula="of:=100 - SUM([.A2:.B2])" office:value-type="float" office:value="2.91" calcext:value-type="float">
            <text:p>2,91</text:p>
          </table:table-cell>
          <table:table-cell office:value-type="float" office:value="9518" calcext:value-type="float">
            <text:p>9518</text:p>
          </table:table-cell>
          <table:table-cell table:style-name="ce3" table:formula="of:=[.E18]+[.H18]" office:value-type="float" office:value="12230" calcext:value-type="float">
            <text:p>12230</text:p>
          </table:table-cell>
          <table:table-cell table:formula="of:=12597-[.E2]" office:value-type="float" office:value="367" calcext:value-type="float">
            <text:p>367</text:p>
          </table:table-cell>
          <table:table-cell office:value-type="float" office:value="224.410342932" calcext:value-type="float">
            <text:p>224,410342932</text:p>
          </table:table-cell>
          <table:table-cell table:style-name="ce4" office:value-type="float" office:value="17.9963328838" calcext:value-type="float">
            <text:p>17,996332883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05" calcext:value-type="float">
            <text:p>97,05</text:p>
          </table:table-cell>
          <table:table-cell table:formula="of:=100 - SUM([.A3:.B3])" office:value-type="float" office:value="2.95" calcext:value-type="float">
            <text:p>2,95</text:p>
          </table:table-cell>
          <table:table-cell office:value-type="float" office:value="12597" calcext:value-type="float">
            <text:p>12597</text:p>
          </table:table-cell>
          <table:table-cell table:style-name="ce3" table:formula="of:=[.E19]+[.H19]" office:value-type="float" office:value="12226" calcext:value-type="float">
            <text:p>12226</text:p>
          </table:table-cell>
          <table:table-cell table:formula="of:=12597-[.E3]" office:value-type="float" office:value="371" calcext:value-type="float">
            <text:p>371</text:p>
          </table:table-cell>
          <table:table-cell office:value-type="float" office:value="138.154114962" calcext:value-type="float">
            <text:p>138,154114962</text:p>
          </table:table-cell>
          <table:table-cell table:style-name="ce4" office:value-type="float" office:value="23.7543160915" calcext:value-type="float">
            <text:p>23,754316091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31" calcext:value-type="float">
            <text:p>97,31</text:p>
          </table:table-cell>
          <table:table-cell table:formula="of:=100 - SUM([.A4:.B4])" office:value-type="float" office:value="2.69" calcext:value-type="float">
            <text:p>2,69</text:p>
          </table:table-cell>
          <table:table-cell office:value-type="float" office:value="8925" calcext:value-type="float">
            <text:p>8925</text:p>
          </table:table-cell>
          <table:table-cell table:style-name="ce3" table:formula="of:=[.E20]+[.H20]" office:value-type="float" office:value="12258" calcext:value-type="float">
            <text:p>12258</text:p>
          </table:table-cell>
          <table:table-cell table:formula="of:=12597-[.E4]" office:value-type="float" office:value="339" calcext:value-type="float">
            <text:p>339</text:p>
          </table:table-cell>
          <table:table-cell office:value-type="float" office:value="181.215043068" calcext:value-type="float">
            <text:p>181,215043068</text:p>
          </table:table-cell>
          <table:table-cell table:style-name="ce4" office:value-type="float" office:value="16.8704457283" calcext:value-type="float">
            <text:p>16,870445728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21" calcext:value-type="float">
            <text:p>97,21</text:p>
          </table:table-cell>
          <table:table-cell table:formula="of:=100 - SUM([.A5:.B5])" office:value-type="float" office:value="2.79000000000001" calcext:value-type="float">
            <text:p>2,79</text:p>
          </table:table-cell>
          <table:table-cell office:value-type="float" office:value="8721" calcext:value-type="float">
            <text:p>8721</text:p>
          </table:table-cell>
          <table:table-cell table:style-name="ce3" table:formula="of:=[.E21]+[.H21]" office:value-type="float" office:value="12246" calcext:value-type="float">
            <text:p>12246</text:p>
          </table:table-cell>
          <table:table-cell table:formula="of:=12597-[.E5]" office:value-type="float" office:value="351" calcext:value-type="float">
            <text:p>351</text:p>
          </table:table-cell>
          <table:table-cell office:value-type="float" office:value="104.209780216" calcext:value-type="float">
            <text:p>104,209780216</text:p>
          </table:table-cell>
          <table:table-cell table:style-name="ce4" office:value-type="float" office:value="16.480399847" calcext:value-type="float">
            <text:p>16,48039984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7" calcext:value-type="float">
            <text:p>97,27</text:p>
          </table:table-cell>
          <table:table-cell table:formula="of:=100 - SUM([.A6:.B6])" office:value-type="float" office:value="2.73" calcext:value-type="float">
            <text:p>2,73</text:p>
          </table:table-cell>
          <table:table-cell office:value-type="float" office:value="8376" calcext:value-type="float">
            <text:p>8376</text:p>
          </table:table-cell>
          <table:table-cell table:style-name="ce3" table:formula="of:=[.E22]+[.H22]" office:value-type="float" office:value="12253" calcext:value-type="float">
            <text:p>12253</text:p>
          </table:table-cell>
          <table:table-cell table:formula="of:=12597-[.E6]" office:value-type="float" office:value="344" calcext:value-type="float">
            <text:p>344</text:p>
          </table:table-cell>
          <table:table-cell office:value-type="float" office:value="633.55586791" calcext:value-type="float">
            <text:p>633,55586791</text:p>
          </table:table-cell>
          <table:table-cell table:style-name="ce4" office:value-type="float" office:value="15.8527681828" calcext:value-type="float">
            <text:p>15,852768182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2" calcext:value-type="float">
            <text:p>97,12</text:p>
          </table:table-cell>
          <table:table-cell table:formula="of:=100 - SUM([.A7:.B7])" office:value-type="float" office:value="2.88" calcext:value-type="float">
            <text:p>2,88</text:p>
          </table:table-cell>
          <table:table-cell office:value-type="float" office:value="8545" calcext:value-type="float">
            <text:p>8545</text:p>
          </table:table-cell>
          <table:table-cell table:style-name="ce3" table:formula="of:=[.E23]+[.H23]" office:value-type="float" office:value="12234" calcext:value-type="float">
            <text:p>12234</text:p>
          </table:table-cell>
          <table:table-cell table:formula="of:=12597-[.E7]" office:value-type="float" office:value="363" calcext:value-type="float">
            <text:p>363</text:p>
          </table:table-cell>
          <table:table-cell office:value-type="float" office:value="92.7154428959" calcext:value-type="float">
            <text:p>92,7154428959</text:p>
          </table:table-cell>
          <table:table-cell table:style-name="ce4" office:value-type="float" office:value="16.2524428368" calcext:value-type="float">
            <text:p>16,252442836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13" calcext:value-type="float">
            <text:p>97,13</text:p>
          </table:table-cell>
          <table:table-cell table:formula="of:=100 - SUM([.A8:.B8])" office:value-type="float" office:value="2.87" calcext:value-type="float">
            <text:p>2,87</text:p>
          </table:table-cell>
          <table:table-cell office:value-type="float" office:value="8819" calcext:value-type="float">
            <text:p>8819</text:p>
          </table:table-cell>
          <table:table-cell table:style-name="ce3" table:formula="of:=[.E24]+[.H24]" office:value-type="float" office:value="12235" calcext:value-type="float">
            <text:p>12235</text:p>
          </table:table-cell>
          <table:table-cell table:formula="of:=12597-[.E8]" office:value-type="float" office:value="362" calcext:value-type="float">
            <text:p>362</text:p>
          </table:table-cell>
          <table:table-cell office:value-type="float" office:value="107.888339996" calcext:value-type="float">
            <text:p>107,888339996</text:p>
          </table:table-cell>
          <table:table-cell table:style-name="ce4" office:value-type="float" office:value="16.6900179386" calcext:value-type="float">
            <text:p>16,690017938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4" calcext:value-type="float">
            <text:p>97,04</text:p>
          </table:table-cell>
          <table:table-cell table:formula="of:=100 - SUM([.A9:.B9])" office:value-type="float" office:value="2.95999999999999" calcext:value-type="float">
            <text:p>2,96</text:p>
          </table:table-cell>
          <table:table-cell office:value-type="float" office:value="8760" calcext:value-type="float">
            <text:p>8760</text:p>
          </table:table-cell>
          <table:table-cell table:style-name="ce3" table:formula="of:=[.E25]+[.H25]" office:value-type="float" office:value="12224" calcext:value-type="float">
            <text:p>12224</text:p>
          </table:table-cell>
          <table:table-cell table:formula="of:=12597-[.E9]" office:value-type="float" office:value="373" calcext:value-type="float">
            <text:p>373</text:p>
          </table:table-cell>
          <table:table-cell office:value-type="float" office:value="398.820493937" calcext:value-type="float">
            <text:p>398,820493937</text:p>
          </table:table-cell>
          <table:table-cell table:style-name="ce4" office:value-type="float" office:value="16.7911968231" calcext:value-type="float">
            <text:p>16,7911968231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9" calcext:value-type="float">
            <text:p>96,9</text:p>
          </table:table-cell>
          <table:table-cell table:formula="of:=100 - SUM([.A10:.B10])" office:value-type="float" office:value="3.09999999999999" calcext:value-type="float">
            <text:p>3,1</text:p>
          </table:table-cell>
          <table:table-cell office:value-type="float" office:value="8890" calcext:value-type="float">
            <text:p>8890</text:p>
          </table:table-cell>
          <table:table-cell table:style-name="ce3" table:formula="of:=[.E26]+[.H26]" office:value-type="float" office:value="12207" calcext:value-type="float">
            <text:p>12207</text:p>
          </table:table-cell>
          <table:table-cell table:formula="of:=12597-[.E10]" office:value-type="float" office:value="390" calcext:value-type="float">
            <text:p>390</text:p>
          </table:table-cell>
          <table:table-cell office:value-type="float" office:value="420.703738928" calcext:value-type="float">
            <text:p>420,703738928</text:p>
          </table:table-cell>
          <table:table-cell table:style-name="ce4" office:value-type="float" office:value="16.8535208702" calcext:value-type="float">
            <text:p>16,853520870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86" calcext:value-type="float">
            <text:p>96,86</text:p>
          </table:table-cell>
          <table:table-cell table:formula="of:=100 - SUM([.A11:.B11])" office:value-type="float" office:value="3.14" calcext:value-type="float">
            <text:p>3,14</text:p>
          </table:table-cell>
          <table:table-cell office:value-type="float" office:value="8868" calcext:value-type="float">
            <text:p>8868</text:p>
          </table:table-cell>
          <table:table-cell table:style-name="ce3" table:formula="of:=[.E27]+[.H27]" office:value-type="float" office:value="12202" calcext:value-type="float">
            <text:p>12202</text:p>
          </table:table-cell>
          <table:table-cell table:formula="of:=12597-[.E11]" office:value-type="float" office:value="395" calcext:value-type="float">
            <text:p>395</text:p>
          </table:table-cell>
          <table:table-cell office:value-type="float" office:value="275.538356066" calcext:value-type="float">
            <text:p>275,538356066</text:p>
          </table:table-cell>
          <table:table-cell table:style-name="ce4" office:value-type="float" office:value="16.8182089329" calcext:value-type="float">
            <text:p>16,818208932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98" calcext:value-type="float">
            <text:p>97,098</text:p>
          </table:table-cell>
          <table:table-cell table:formula="of:=AVERAGE([.C2:.C11])" office:value-type="float" office:value="2.902" calcext:value-type="float">
            <text:p>2,902</text:p>
          </table:table-cell>
          <table:table-cell table:formula="of:=SUM([.D2:.D11])/10" office:value-type="float" office:value="9201.9" calcext:value-type="float">
            <text:p>9201,9</text:p>
          </table:table-cell>
          <table:table-cell table:formula="of:=AVERAGE([.E2:.E11])" office:value-type="float" office:value="12231.5" calcext:value-type="float">
            <text:p>12231,5</text:p>
          </table:table-cell>
          <table:table-cell table:formula="of:=AVERAGE([.F2:.F11])" office:value-type="float" office:value="365.5" calcext:value-type="float">
            <text:p>365,5</text:p>
          </table:table-cell>
          <table:table-cell table:formula="of:=SUM([.G2:.G11])/10" office:value-type="float" office:value="257.72115209109" calcext:value-type="float">
            <text:p>257,7211520911</text:p>
          </table:table-cell>
          <table:table-cell table:formula="of:=SUM([.H2:.H11])/10" office:value-type="float" office:value="17.4359650135" calcext:value-type="float">
            <text:p>17,435965013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730483448440105" calcext:value-type="float">
            <text:p>0,7304834484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4.7" calcext:value-type="float">
            <text:p>5834,7</text:p>
          </table:table-cell>
          <table:table-cell table:formula="of:=AVERAGE([.G18:.G27])" office:value-type="float" office:value="28" calcext:value-type="float">
            <text:p>28</text:p>
          </table:table-cell>
          <table:table-cell/>
          <table:table-cell office:value-type="float" office:value="5885" calcext:value-type="float">
            <text:p>5885</text:p>
          </table:table-cell>
          <table:table-cell office:value-type="float" office:value="344" calcext:value-type="float">
            <text:p>344</text:p>
          </table:table-cell>
          <table:table-cell office:value-type="float" office:value="23" calcext:value-type="float">
            <text:p>23</text:p>
          </table:table-cell>
          <table:table-cell table:formula="of:=12597-SUM([.E18:.G18])" office:value-type="float" office:value="6345" calcext:value-type="float">
            <text:p>6345</text:p>
          </table:table-cell>
          <table:table-cell table:formula="of:=SUM([.E17:.H1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7.5" calcext:value-type="float">
            <text:p>337,5</text:p>
          </table:table-cell>
          <table:table-cell table:formula="of:=AVERAGE([.H18:.H27])" office:value-type="float" office:value="6396.8" calcext:value-type="float">
            <text:p>6396,8</text:p>
          </table:table-cell>
          <table:table-cell/>
          <table:table-cell office:value-type="float" office:value="5766" calcext:value-type="float">
            <text:p>5766</text:p>
          </table:table-cell>
          <table:table-cell office:value-type="float" office:value="332" calcext:value-type="float">
            <text:p>332</text:p>
          </table:table-cell>
          <table:table-cell office:value-type="float" office:value="39" calcext:value-type="float">
            <text:p>39</text:p>
          </table:table-cell>
          <table:table-cell table:formula="of:=12597-SUM([.E19:.G19])" office:value-type="float" office:value="6460" calcext:value-type="float">
            <text:p>6460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37" calcext:value-type="float">
            <text:p>5937</text:p>
          </table:table-cell>
          <table:table-cell office:value-type="float" office:value="321" calcext:value-type="float">
            <text:p>321</text:p>
          </table:table-cell>
          <table:table-cell office:value-type="float" office:value="18" calcext:value-type="float">
            <text:p>18</text:p>
          </table:table-cell>
          <table:table-cell table:formula="of:=12597-SUM([.E20:.G20])" office:value-type="float" office:value="6321" calcext:value-type="float">
            <text:p>632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4.7" calcext:value-type="float">
            <text:p>5834,7</text:p>
          </table:table-cell>
          <table:table-cell table:number-columns-repeated="2"/>
          <table:table-cell office:value-type="float" office:value="5884" calcext:value-type="float">
            <text:p>5884</text:p>
          </table:table-cell>
          <table:table-cell office:value-type="float" office:value="326" calcext:value-type="float">
            <text:p>326</text:p>
          </table:table-cell>
          <table:table-cell office:value-type="float" office:value="25" calcext:value-type="float">
            <text:p>25</text:p>
          </table:table-cell>
          <table:table-cell table:formula="of:=12597-SUM([.E21:.G21])" office:value-type="float" office:value="6362" calcext:value-type="float">
            <text:p>636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7.5" calcext:value-type="float">
            <text:p>337,5</text:p>
          </table:table-cell>
          <table:table-cell table:number-columns-repeated="2"/>
          <table:table-cell office:value-type="float" office:value="5846" calcext:value-type="float">
            <text:p>5846</text:p>
          </table:table-cell>
          <table:table-cell office:value-type="float" office:value="321" calcext:value-type="float">
            <text:p>321</text:p>
          </table:table-cell>
          <table:table-cell office:value-type="float" office:value="23" calcext:value-type="float">
            <text:p>23</text:p>
          </table:table-cell>
          <table:table-cell table:formula="of:=12597-SUM([.E22:.G22])" office:value-type="float" office:value="6407" calcext:value-type="float">
            <text:p>640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8" calcext:value-type="float">
            <text:p>28</text:p>
          </table:table-cell>
          <table:table-cell table:number-columns-repeated="2"/>
          <table:table-cell office:value-type="float" office:value="5797" calcext:value-type="float">
            <text:p>5797</text:p>
          </table:table-cell>
          <table:table-cell office:value-type="float" office:value="348" calcext:value-type="float">
            <text:p>348</text:p>
          </table:table-cell>
          <table:table-cell office:value-type="float" office:value="15" calcext:value-type="float">
            <text:p>15</text:p>
          </table:table-cell>
          <table:table-cell table:formula="of:=12597-SUM([.E23:.G23])" office:value-type="float" office:value="6437" calcext:value-type="float">
            <text:p>643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6.8" calcext:value-type="float">
            <text:p>6396,8</text:p>
          </table:table-cell>
          <table:table-cell table:number-columns-repeated="2"/>
          <table:table-cell office:value-type="float" office:value="5823" calcext:value-type="float">
            <text:p>5823</text:p>
          </table:table-cell>
          <table:table-cell office:value-type="float" office:value="336" calcext:value-type="float">
            <text:p>336</text:p>
          </table:table-cell>
          <table:table-cell office:value-type="float" office:value="26" calcext:value-type="float">
            <text:p>26</text:p>
          </table:table-cell>
          <table:table-cell table:formula="of:=12597-SUM([.E24:.G24])" office:value-type="float" office:value="6412" calcext:value-type="float">
            <text:p>641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table:formula="of:=12597-SUM([.E25:.G25])" office:value-type="float" office:value="6418" calcext:value-type="float">
            <text:p>6418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1" calcext:value-type="float">
            <text:p>5881</text:p>
          </table:table-cell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table:formula="of:=12597-SUM([.E26:.G26])" office:value-type="float" office:value="6326" calcext:value-type="float">
            <text:p>632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2" calcext:value-type="float">
            <text:p>5722</text:p>
          </table:table-cell>
          <table:table-cell office:value-type="float" office:value="327" calcext:value-type="float">
            <text:p>327</text:p>
          </table:table-cell>
          <table:table-cell office:value-type="float" office:value="68" calcext:value-type="float">
            <text:p>68</text:p>
          </table:table-cell>
          <table:table-cell table:formula="of:=12597-SUM([.E27:.G27])" office:value-type="float" office:value="6480" calcext:value-type="float">
            <text:p>648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985155195682" calcext:value-type="float">
            <text:p>0,9709851552</text:p>
          </table:table-cell>
          <table:table-cell table:number-columns-repeated="2"/>
          <table:table-cell table:formula="of:=SUM([.E18:.E27])/10" office:value-type="float" office:value="5834.7" calcext:value-type="float">
            <text:p>5834,7</text:p>
          </table:table-cell>
          <table:table-cell table:formula="of:=SUM([.F18:.F27])/10" office:value-type="float" office:value="337.5" calcext:value-type="float">
            <text:p>337,5</text:p>
          </table:table-cell>
          <table:table-cell table:formula="of:=SUM([.G18:.G27])/10" office:value-type="float" office:value="28" calcext:value-type="float">
            <text:p>28</text:p>
          </table:table-cell>
          <table:table-cell table:formula="of:=SUM([.H18:.H27])/10" office:value-type="float" office:value="6396.8" calcext:value-type="float">
            <text:p>6396,8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0148448043185" calcext:value-type="float">
            <text:p>0,0290148448</text:p>
          </table:table-cell>
          <table:table-cell table:number-columns-repeated="2"/>
          <table:table-cell table:formula="of:=SUM([.E18:.E27])" office:value-type="float" office:value="58347" calcext:value-type="float">
            <text:p>58347</text:p>
          </table:table-cell>
          <table:table-cell table:formula="of:=SUM([.F18:.F27])" office:value-type="float" office:value="3375" calcext:value-type="float">
            <text:p>3375</text:p>
          </table:table-cell>
          <table:table-cell table:formula="of:=SUM([.G18:.G27])" office:value-type="float" office:value="280" calcext:value-type="float">
            <text:p>280</text:p>
          </table:table-cell>
          <table:table-cell table:formula="of:=SUM([.H18:.H27])" office:value-type="float" office:value="63968" calcext:value-type="float">
            <text:p>63968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5224043529432" calcext:value-type="float">
            <text:p>0,99522404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883432576511" calcext:value-type="float">
            <text:p>0,949883432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14:44.867364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5:05:22.879435645</meta:creation-date>
    <dc:date>2018-01-24T01:15:31.941996316</dc:date>
    <meta:editing-duration>PT24M41S</meta:editing-duration>
    <meta:editing-cycles>3</meta:editing-cycles>
    <meta:generator>LibreOffice/5.1.6.2$Linux_X86_64 LibreOffice_project/10m0$Build-2</meta:generator>
    <meta:document-statistic meta:table-count="1" meta:cell-count="180" meta:object-count="0"/>
  </office:meta>
</office:document-meta>
</file>